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2296b" officeooo:paragraph-rsid="0012296b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12296b" officeooo:paragraph-rsid="0012296b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160611" officeooo:paragraph-rsid="00160611" style:font-size-asian="10.5pt" style:font-size-complex="12pt"/>
    </style:style>
    <style:style style:name="T1" style:family="text">
      <style:text-properties officeooo:rsid="00132669"/>
    </style:style>
    <style:style style:name="T2" style:family="text">
      <style:text-properties officeooo:rsid="0014ae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drigo – Minhas anotações sobre Gabedit e ORCA</text:p>
      <text:p text:style-name="P1"/>
      <text:p text:style-name="P2">1) Criar molécula no Gabedit: Draw Geometry → Insert a Fragment → <text:span text:style-name="T1">(Selecionar a molécula pronta desejada e clicar na janela de desenho</text:span><text:span text:style-name="T2">)</text:span></text:p>
      <text:p text:style-name="P2"/>
      <text:p text:style-name="P3">2) </text:p>
      <text:p text:style-name="P2"/>
      <text:p text:style-name="P2"/>
      <text:p text:style-name="P2"/>
      <text:p text:style-name="P3">Diagramas de Fase: 10 outputs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09:44:04.256547957</meta:creation-date>
    <dc:date>2023-10-11T10:22:54.369192203</dc:date>
    <meta:editing-duration>PT1H55M5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36" meta:character-count="215" meta:non-whitespace-character-count="180"/>
  </office:meta>
</office:document-meta>
</file>